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2530" officeooo:paragraph-rsid="00182530"/>
    </style:style>
    <style:style style:name="P2" style:family="paragraph" style:parent-style-name="Standard">
      <style:text-properties officeooo:rsid="00182530" officeooo:paragraph-rsid="00182530"/>
    </style:style>
    <style:style style:name="P3" style:family="paragraph" style:parent-style-name="Standard">
      <style:text-properties officeooo:rsid="00182530" officeooo:paragraph-rsid="001ddfac"/>
    </style:style>
    <style:style style:name="P4" style:family="paragraph" style:parent-style-name="Standard">
      <style:text-properties officeooo:rsid="001be037" officeooo:paragraph-rsid="001be037"/>
    </style:style>
    <style:style style:name="P5" style:family="paragraph" style:parent-style-name="Standard">
      <style:text-properties officeooo:rsid="001ddfac" officeooo:paragraph-rsid="001ddfac"/>
    </style:style>
    <style:style style:name="P6" style:family="paragraph" style:parent-style-name="Standard">
      <style:text-properties officeooo:rsid="001e862f" officeooo:paragraph-rsid="001e862f"/>
    </style:style>
    <style:style style:name="P7" style:family="paragraph" style:parent-style-name="Standard">
      <style:text-properties officeooo:rsid="001e862f" officeooo:paragraph-rsid="001f8391"/>
    </style:style>
    <style:style style:name="P8" style:family="paragraph" style:parent-style-name="Standard">
      <style:text-properties officeooo:rsid="001f8391" officeooo:paragraph-rsid="001f8391"/>
    </style:style>
    <style:style style:name="P9" style:family="paragraph" style:parent-style-name="Standard">
      <style:text-properties officeooo:rsid="001f8391" officeooo:paragraph-rsid="0020909e"/>
    </style:style>
    <style:style style:name="P10" style:family="paragraph" style:parent-style-name="Standard">
      <style:text-properties officeooo:rsid="0020909e" officeooo:paragraph-rsid="0020909e"/>
    </style:style>
    <style:style style:name="P11" style:family="paragraph" style:parent-style-name="Standard">
      <style:text-properties officeooo:rsid="0020909e" officeooo:paragraph-rsid="0021c297"/>
    </style:style>
    <style:style style:name="P12" style:family="paragraph" style:parent-style-name="Standard">
      <style:text-properties officeooo:rsid="0021c297" officeooo:paragraph-rsid="0021c297"/>
    </style:style>
    <style:style style:name="P13" style:family="paragraph" style:parent-style-name="Standard">
      <style:text-properties officeooo:rsid="0021d286" officeooo:paragraph-rsid="0021d286"/>
    </style:style>
    <style:style style:name="P14" style:family="paragraph" style:parent-style-name="Standard">
      <style:text-properties officeooo:rsid="0022b415" officeooo:paragraph-rsid="0022b415"/>
    </style:style>
    <style:style style:name="T1" style:family="text">
      <style:text-properties officeooo:rsid="001ddfac"/>
    </style:style>
    <style:style style:name="T2" style:family="text">
      <style:text-properties officeooo:rsid="00182530"/>
    </style:style>
    <style:style style:name="T3" style:family="text">
      <style:text-properties officeooo:rsid="001f8391"/>
    </style:style>
    <style:style style:name="T4" style:family="text">
      <style:text-properties officeooo:rsid="0020909e"/>
    </style:style>
    <style:style style:name="T5" style:family="text">
      <style:text-properties officeooo:rsid="0021c297"/>
    </style:style>
    <style:style style:name="T6" style:family="text">
      <style:text-properties officeooo:rsid="0022b4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text:span text:style-name="T1"> </text:span>1<text:span text:style-name="T1"> and 2 Solutions</text:span></text:p>
      <text:p text:style-name="P1"/>
      <text:p text:style-name="P5"/>
      <text:p text:style-name="P5">The IP addresses of my computer and the server are 1<text:span text:style-name="T2">92.168.1.102</text:span> and <text:span text:style-name="T2">128.119.245.12</text:span> respectively.</text:p>
      <text:p text:style-name="P5"/>
      <text:p text:style-name="P3"/>
      <text:p text:style-name="P1"><text:span text:style-name="T1">TCP port number used by my computer:</text:span> 1161<text:span text:style-name="T1"> Port number used by the server :</text:span> 80</text:p>
      <text:p text:style-name="P1"/>
      <text:p text:style-name="P3"><text:span text:style-name="T1">Q3 Solution</text:span></text:p>
      <text:p text:style-name="P5">The IP addresses of my computer and the destination are 10.249.41.160 and 128.119.245.12 respectively.</text:p>
      <text:p text:style-name="P3"/>
      <text:p text:style-name="P1">Q4.<text:span text:style-name="T1"> Solution</text:span></text:p>
      <text:p text:style-name="P6">As it can be seen in the screenshot, the sequence number is zero. The SYN flag is 1 as shown in the screenshot.</text:p>
      <text:p text:style-name="P6"/>
      <text:p text:style-name="P6">Q5. Solution</text:p>
      <text:p text:style-name="P6">The sequence number is zero in this case too. The value for ACK is 1. This ACK value is determined by adding 1 to the value sent as SYN by the client machine. The segment was identified as SYN ACK since both these flags can be seen set in the screenshot.</text:p>
      <text:p text:style-name="P6"/>
      <text:p text:style-name="P6">Q6. Solutions</text:p>
      <text:p text:style-name="P6">As seen in the screenshot, the sequence number for this segment is 1.</text:p>
      <text:p text:style-name="P6"/>
      <text:p text:style-name="P6">Q7. Solutions</text:p>
      <text:p text:style-name="P6">(Used the provided trace for this because I had issue getting the information about the segments.)</text:p>
      <text:p text:style-name="P6"/>
      <text:p text:style-name="P6"/>
      <text:p text:style-name="P6">Segments 4, 5, 7, 8, 10, and 11</text:p>
      <text:p text:style-name="P6">Acknowledgements for these segments are in the segments 6, 9, 12, 14, 15, and 16.</text:p>
      <text:p text:style-name="P6"/>
      <text:p text:style-name="P6">Segment 1--&gt; <text:s/>Sequence number: 1</text:p>
      <text:p text:style-name="P6">Segment 2--&gt; Sequence number: 566</text:p>
      <text:p text:style-name="P6">Segment 3--&gt;Sequence number: 2026</text:p>
      <text:p text:style-name="P6">Segment 4--&gt; Sequence number: 3486</text:p>
      <text:p text:style-name="P6">Segment 5--&gt; Sequence number: 4946</text:p>
      <text:p text:style-name="P6">Segment 6--&gt; Sequence number: 6406</text:p>
      <text:p text:style-name="P6"/>
      <text:p text:style-name="P1"/>
      <text:p text:style-name="P6">Sending and the receiving times for acknowledgements:</text:p>
      <text:p text:style-name="P6"/>
      <text:p text:style-name="P6"><text:span text:style-name="T3"><text:tab/><text:tab/>sent at</text:span> <text:span text:style-name="T3"><text:tab/><text:tab/>ack</text:span> receiv<text:span text:style-name="T3">ed at</text:span> <text:span text:style-name="T3"><text:tab/></text:span>RTT <text:span text:style-name="T3">in seconds</text:span></text:p>
      <text:p text:style-name="P6">Segment 1<text:span text:style-name="T3"><text:tab/></text:span>0.026477<text:span text:style-name="T3"><text:tab/></text:span> 0.053937 <text:span text:style-name="T3"><text:tab/><text:tab/></text:span>0.02746</text:p>
      <text:p text:style-name="P6">Segment 2 <text:span text:style-name="T3"><text:tab/></text:span>0.041737 <text:span text:style-name="T3"><text:tab/></text:span>0.077294 <text:span text:style-name="T3"><text:tab/><text:tab/></text:span>0.035557</text:p>
      <text:p text:style-name="P6">Segment 3 <text:span text:style-name="T3"><text:tab/></text:span>0.054026 <text:span text:style-name="T3"><text:tab/></text:span>0.124085 <text:span text:style-name="T3"><text:tab/><text:tab/></text:span>0.070059</text:p>
      <text:p text:style-name="P6">Segment 4 <text:span text:style-name="T3"><text:tab/></text:span>0.054690 <text:span text:style-name="T3"><text:tab/></text:span>0.169118 <text:span text:style-name="T3"><text:tab/><text:tab/></text:span>0.11443</text:p>
      <text:p text:style-name="P6">Segment 5 <text:span text:style-name="T3"><text:tab/></text:span>0.077405 <text:span text:style-name="T3"><text:tab/></text:span>0.217299 <text:span text:style-name="T3"><text:tab/><text:tab/></text:span>0.13989</text:p>
      <text:p text:style-name="P6">Segment 6 <text:span text:style-name="T3"><text:tab/></text:span>0.078157 <text:span text:style-name="T3"><text:tab/></text:span>0.267802<text:span text:style-name="T3"><text:tab/><text:tab/></text:span>0.18964</text:p>
      <text:p text:style-name="P6"/>
      <text:p text:style-name="P6"><text:soft-page-break/>Estimated<text:span text:style-name="T3"> </text:span>RTT = 0.875 * Estimated<text:span text:style-name="T3"> </text:span>RTT + 0.125 * Sample<text:span text:style-name="T3"> </text:span>RTT</text:p>
      <text:p text:style-name="P8"/>
      <text:p text:style-name="P8">We assume that the value of the estimated RTT is equal to the measured RTT for the first segment. So, </text:p>
      <text:p text:style-name="P6">Estimated<text:span text:style-name="T3"> </text:span>RTT after <text:span text:style-name="T3">receiving ACK for the first segment is given as RTT1</text:span> = 0.02746 <text:span text:style-name="T3">s</text:span></text:p>
      <text:p text:style-name="P6"/>
      <text:p text:style-name="P6"><text:span text:style-name="T3">Similarly, RTT2 = </text:span>0.875 * 0.02746 + 0.125 * 0.035557 = 0.0285<text:span text:style-name="T3">s</text:span></text:p>
      <text:p text:style-name="P6">RTT<text:span text:style-name="T3">3 = </text:span><text:s/>0.875 * 0.0285 + 0.125 * 0.070059 = 0.0337<text:span text:style-name="T3">s</text:span></text:p>
      <text:p text:style-name="P6">RTT<text:span text:style-name="T3">4</text:span>= 0.875 * 0.0337+ 0.125 * 0.11443 = 0.0438<text:span text:style-name="T3">s</text:span></text:p>
      <text:p text:style-name="P7">RTT<text:span text:style-name="T3">5 =</text:span>0.875 * 0.0438 + 0.125 * 0.13989 = 0.0558<text:span text:style-name="T3">s</text:span></text:p>
      <text:p text:style-name="P7">RTT<text:span text:style-name="T3">6</text:span>= 0.875 * 0.0558 + 0.125 * 0.18964 = 0.0725<text:span text:style-name="T3">s</text:span></text:p>
      <text:p text:style-name="P6"/>
      <text:p text:style-name="P4"/>
      <text:p text:style-name="P4"/>
      <text:p text:style-name="P4">8.<text:span text:style-name="T3">Solution</text:span></text:p>
      <text:p text:style-name="P9">Length<text:span text:style-name="T4">s</text:span> of the first 6 TCP segments are:<text:span text:style-name="T4"> 565, 1460,1460,1460,1460,1460 bytes respectively and can be seen in the screenshot.</text:span></text:p>
      <text:p text:style-name="P9"/>
      <text:p text:style-name="P10">9.Solution</text:p>
      <text:p text:style-name="P11">The minimum amount of buffer space advertised at the server is 5840 bytes. This information can be found at the first ACK from the server. This buffer grows<text:span text:style-name="T5"> until it reaches</text:span> 62780 bytes.</text:p>
      <text:p text:style-name="P11">The sender is never throttled <text:span text:style-name="T5"><text:s/>because of</text:span> lacking <text:span text:style-name="T5">the </text:span>receiver buffer space<text:span text:style-name="T5">.</text:span></text:p>
      <text:p text:style-name="P11"/>
      <text:p text:style-name="P12">10.Solution</text:p>
      <text:p text:style-name="P12">If a segment is retransmitted, its sequence number remains the same. I did not see two segments with the same segment number. So, no segments were retransmitted.</text:p>
      <text:p text:style-name="P12"/>
      <text:p text:style-name="P12"><text:s/>The sequence numbers from the computer to the server are increasing with time. However, if there is a retransmitted segment, the sequence number of this segment should be smaller than those of its adjacent segment.</text:p>
      <text:p text:style-name="P12"/>
      <text:p text:style-name="P12">11.Solution</text:p>
      <text:p text:style-name="P12">The size of the data received <text:s/>is the difference between the acknowledged sequence numbers of two consecutive ACKs . In this trace, segment numbers 79 and 80 show the size of acknowledged data that is twice of 1460 bytes. So, these are the cases we are looking for.</text:p>
      <text:p text:style-name="P12"/>
      <text:p text:style-name="P12">12.Solution</text:p>
      <text:p text:style-name="P13">We know that throughput = total amount data / total transmission time</text:p>
      <text:p text:style-name="P13"/>
      <text:p text:style-name="P13">Total amount data transmitted = difference between the sequence number of the first TCP segment </text:p>
      <text:p text:style-name="P13">and the acknowledged sequence number of the last ACK </text:p>
      <text:p text:style-name="P13"/>
      <text:p text:style-name="P13">Total data in this trace are 164091 - 1 = 164090 bytes</text:p>
      <text:p text:style-name="P13"/>
      <text:p text:style-name="P13">Transmission time = the difference of the time from the first TCP segmentand the time instant of the last ACK </text:p>
      <text:p text:style-name="P13"/>
      <text:p text:style-name="P13">Total transmission time is 5.455 - 0.026 = 5.429 seconds. </text:p>
      <text:p text:style-name="P13">Throughput = as 164090/5.429 = <text:span text:style-name="T6">29.161</text:span> KBps.</text:p>
      <text:p text:style-name="P13"/>
      <text:p text:style-name="P13"><text:soft-page-break/>13.Solution</text:p>
      <text:p text:style-name="P14">TCP Slow Start begins when the HTTP POST segment is sent. The identification of the TCP slow start phase and congestion avoidance phase depends on the value of the congestion window size of this TCP sender which turns out cannot be inferred directly from this graph.</text:p>
      <text:p text:style-name="P14">For the second part of this question, I would not know what the students read in class.</text:p>
      <text:p text:style-name="P14"/>
      <text:p text:style-name="P14">14.Solution</text:p>
      <text:p text:style-name="P14">The answer is still the same as question number 13.</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03:45:01.858465537</meta:creation-date>
    <dc:date>2018-11-01T22:59:44.385947412</dc:date>
    <meta:editing-duration>PT9M4S</meta:editing-duration>
    <meta:editing-cycles>2</meta:editing-cycles>
    <meta:generator>LibreOffice/5.1.6.2$Linux_X86_64 LibreOffice_project/10m0$Build-2</meta:generator>
    <meta:document-statistic meta:table-count="0" meta:image-count="0" meta:object-count="0" meta:page-count="3" meta:paragraph-count="60" meta:word-count="704" meta:character-count="4019" meta:non-whitespace-character-count="3344"/>
  </office:meta>
</office:document-meta>
</file>